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C10000006CAED6578F.png" manifest:media-type="image/png"/>
  <manifest:file-entry manifest:full-path="Pictures/10000201000000470000004778811913.png" manifest:media-type="image/png"/>
  <manifest:file-entry manifest:full-path="Pictures/100002010000005F000000471DF8E43F.png" manifest:media-type="image/png"/>
  <manifest:file-entry manifest:full-path="Pictures/100002010000005500000054D9CB24CF.png" manifest:media-type="image/png"/>
  <manifest:file-entry manifest:full-path="Pictures/100002010000005400000047A75EA4F5.png" manifest:media-type="image/png"/>
  <manifest:file-entry manifest:full-path="Pictures/100000000000012C0000012C4CAA6591.jpg" manifest:media-type="image/jpeg"/>
  <manifest:file-entry manifest:full-path="Pictures/1000000000000193000001706600AD5B.png" manifest:media-type="image/png"/>
  <manifest:file-entry manifest:full-path="Pictures/100002000000014F000001124AB9CCE6.png" manifest:media-type="image/png"/>
  <manifest:file-entry manifest:full-path="Pictures/10000201000000FA000000473BADAB6D.png" manifest:media-type="image/png"/>
  <manifest:file-entry manifest:full-path="Pictures/1000020100000129000000542C227FAC.png" manifest:media-type="image/png"/>
  <manifest:file-entry manifest:full-path="Pictures/10000201000000EE0000004DE5669E50.png" manifest:media-type="image/png"/>
  <manifest:file-entry manifest:full-path="Pictures/1000020100000124000000A2F7B21DD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26cm" fo:min-width="4.204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26cm" fo:min-width="6.792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2.29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868cm" fo:min-width="10.32cm" fo:wrap-option="no-wrap"/>
    </style:style>
    <style:style style:name="gr7" style:family="graphic" style:parent-style-name="standard">
      <style:graphic-properties svg:stroke-color="#000000" draw:fill="gradient" draw:fill-color="#729fcf" draw:fill-gradient-name="Gradient_20_2" draw:opacity-name="Transparency_20_1" draw:textarea-horizontal-align="justify" draw:textarea-vertical-align="middle" draw:auto-grow-height="false" fo:min-height="0.004cm" fo:min-width="7.12cm" draw:shadow-offset-x="0.203cm" draw:shadow-offset-y="0.20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89cm" fo:min-width="3.807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89cm" fo:min-width="3.808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89cm" fo:min-width="13.9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3.789cm" fo:min-width="3.807cm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3.789cm" fo:min-width="3.808cm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3.789cm" fo:min-width="13.978cm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</text:p>
                <text:p/>
                <text:p>Phylogeny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4.064cm" svg:height="2.36cm" svg:x="14.732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8.817cm" svg:height="2.503cm" svg:x="14.478cm" svg:y="10.705cm">
          <draw:image xlink:href="Pictures/10000201000000FA000000473BADAB6D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3.866cm" svg:y="16.929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mirror-horizontal="false" draw:mirror-vertical="false" draw:text-areas="800 800 20800 20800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874cm" svg:height="1.27cm" svg:x="14.732cm" svg:y="18.288cm">
          <text:p text:style-name="P1">Lambda = 0.5 </text:p>
          <draw:enhanced-geometry svg:viewBox="0 0 21600 21600" draw:mirror-horizontal="false" draw:mirror-vertical="false" draw:text-areas="800 800 20800 20800" draw:type="round-rectangular-callout" draw:modifiers="26912.9142857143 -8463.2572777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Workf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</text:p>
                <text:p/>
                <text:p>Phylogeny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4.064cm" svg:height="2.36cm" svg:x="14.732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8.817cm" svg:height="2.503cm" svg:x="14.478cm" svg:y="10.705cm">
          <draw:image xlink:href="Pictures/10000201000000FA000000473BADAB6D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3.866cm" svg:y="16.929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mirror-horizontal="false" draw:mirror-vertical="false" draw:text-areas="800 800 20800 20800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874cm" svg:height="1.27cm" svg:x="14.732cm" svg:y="18.288cm">
          <text:p text:style-name="P1">Lambda = 0.5 +- 0.01 </text:p>
          <draw:enhanced-geometry svg:viewBox="0 0 21600 21600" draw:mirror-horizontal="false" draw:mirror-vertical="false" draw:text-areas="800 800 20800 20800" draw:type="round-rectangular-callout" draw:modifiers="26912.9142857143 -8463.2572777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Multi-step</text:p>
          </draw:text-box>
        </draw:frame>
        <draw:custom-shape draw:style-name="gr5" draw:text-style-name="P1" draw:layer="layout" svg:width="5.588cm" svg:height="2.54cm" svg:x="8.636cm" svg:y="9.144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588cm" svg:height="2.54cm" svg:x="8.636cm" svg:y="12.7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588cm" svg:height="2.54cm" svg:x="8.636cm" svg:y="16.002cm">
          <text:p text:style-name="P1">Use bes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11.808cm" svg:height="16.682cm" svg:x="0.13cm" svg:y="4.318cm" presentation:class="outline" presentation:user-transformed="true">
          <draw:text-box>
            <text:list text:style-name="L1">
              <text:list-header>
                <text:p>Ecology</text:p>
                <text:p/>
                <text:p>Molecular data</text:p>
                <text:p/>
                <text:p>Alignments</text:p>
                <text:p/>
                <text:p>Phylogenies</text:p>
                <text:p/>
                <text:p>Parameter estimates</text:p>
              </text:list-header>
            </text:list>
          </draw:text-box>
        </draw:frame>
        <draw:frame draw:style-name="gr1" draw:text-style-name="P1" draw:layer="layout" svg:width="3.302cm" svg:height="1.852cm" svg:x="15.494cm" svg:y="14.732cm">
          <draw:image xlink:href="Pictures/1000020100000124000000A2F7B21DD5.png" xlink:type="simple" xlink:show="embed" xlink:actuate="onLoad">
            <text:p/>
          </draw:image>
        </draw:frame>
        <draw:frame draw:style-name="gr1" draw:text-style-name="P1" draw:layer="layout" svg:width="7.856cm" svg:height="2.221cm" svg:x="14.478cm" svg:y="7.366cm">
          <draw:image xlink:href="Pictures/1000020100000129000000542C227FAC.png" xlink:type="simple" xlink:show="embed" xlink:actuate="onLoad">
            <text:p/>
          </draw:image>
        </draw:frame>
        <draw:frame draw:style-name="gr1" draw:text-style-name="P1" draw:layer="layout" svg:width="3.81cm" svg:height="2.503cm" svg:x="19.558cm" svg:y="10.922cm">
          <draw:image xlink:href="Pictures/100002010000005400000047A75EA4F5.png" xlink:type="simple" xlink:show="embed" xlink:actuate="onLoad">
            <text:p/>
          </draw:image>
        </draw:frame>
        <draw:frame draw:style-name="gr1" draw:text-style-name="P1" draw:layer="layout" svg:width="3.4cm" svg:height="2.54cm" svg:x="14.38cm" svg:y="4.064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312cm" svg:height="2.883cm" svg:x="24.384cm" svg:y="17.78cm">
          <draw:image xlink:href="Pictures/1000000000000193000001706600AD5B.png" xlink:type="simple" xlink:show="embed" xlink:actuate="onLoad">
            <text:p/>
          </draw:image>
        </draw:frame>
        <draw:frame draw:style-name="gr1" draw:text-style-name="P1" draw:layer="layout" svg:width="3.02cm" svg:height="2.955cm" svg:x="24.666cm" svg:y="7.112cm">
          <draw:image xlink:href="Pictures/100000000000012C0000012C4CAA6591.jpg" xlink:type="simple" xlink:show="embed" xlink:actuate="onLoad">
            <text:p/>
          </draw:image>
        </draw:frame>
        <draw:custom-shape draw:style-name="gr2" draw:text-style-name="P1" draw:layer="layout" svg:width="5.08cm" svg:height="1.27cm" svg:x="18.288cm" svg:y="4.572cm">
          <text:p text:style-name="P1">Lambda = ?</text:p>
          <draw:enhanced-geometry svg:viewBox="0 0 21600 21600" draw:mirror-horizontal="false" draw:mirror-vertical="false" draw:text-areas="800 800 20800 20800" draw:type="round-rectangular-callout" draw:modifiers="28814.17043889 5365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1.684cm" svg:height="2.286cm" svg:x="11.938cm" svg:y="18.288cm">
          <text:p text:style-name="P1">This alignment, this phylogeny </text:p>
          <text:p text:style-name="P1">and lambda = 0.5 have a 90% probability</text:p>
          <draw:enhanced-geometry svg:viewBox="0 0 21600 21600" draw:mirror-horizontal="false" draw:mirror-vertical="false" draw:text-areas="800 800 20800 20800" draw:type="round-rectangular-callout" draw:modifiers="24753.5815147625 4864.01399212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Joint inference</text:p>
          </draw:text-box>
        </draw:frame>
        <draw:frame draw:style-name="gr1" draw:text-style-name="P1" draw:layer="layout" svg:width="4.064cm" svg:height="2.503cm" svg:x="14.986cm" svg:y="10.922cm">
          <draw:image xlink:href="Pictures/100002010000005F000000471DF8E43F.png" xlink:type="simple" xlink:show="embed" xlink:actuate="onLoad">
            <text:p/>
          </draw:image>
        </draw:frame>
        <draw:frame draw:style-name="gr1" draw:text-style-name="P1" draw:layer="layout" svg:width="3.991cm" svg:height="2.503cm" svg:x="10.487cm" svg:y="10.959cm">
          <draw:image xlink:href="Pictures/10000201000000470000004778811913.png" xlink:type="simple" xlink:show="embed" xlink:actuate="onLoad">
            <text:p/>
          </draw:image>
        </draw:frame>
        <draw:frame draw:style-name="gr1" draw:text-style-name="P1" draw:layer="layout" svg:width="4.064cm" svg:height="2.032cm" svg:x="10.414cm" svg:y="14.478cm">
          <draw:image xlink:href="Pictures/10000201000000C10000006CAED6578F.png" xlink:type="simple" xlink:show="embed" xlink:actuate="onLoad">
            <text:p/>
          </draw:image>
        </draw:frame>
        <draw:frame draw:style-name="gr1" draw:text-style-name="P1" draw:layer="layout" svg:width="3.556cm" svg:height="1.524cm" svg:x="19.812cm" svg:y="14.986cm">
          <draw:image xlink:href="Pictures/10000201000000EE0000004DE5669E50.png" xlink:type="simple" xlink:show="embed" xlink:actuate="onLoad">
            <text:p/>
          </draw:image>
        </draw:frame>
        <draw:custom-shape draw:style-name="gr7" draw:text-style-name="P1" draw:layer="layout" svg:width="15.24cm" svg:height="0.762cm" svg:x="9.652cm" svg:y="13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5.24cm" svg:height="0.762cm" svg:x="9.398cm" svg:y="16.9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custom-shape draw:style-name="gr8" draw:text-style-name="P1" draw:layer="layout" svg:width="4.307cm" svg:height="4.039cm" svg:x="1.789cm" svg:y="3.5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308cm" svg:height="4.039cm" svg:x="11.938cm" svg:y="3.5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17.029cm" svg:y="3.5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6.858cm" svg:y="3.5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1.778cm" svg:y="9.036cm">
          <text:p text:style-name="P1">Ecolog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07cm" svg:height="4.039cm" svg:x="1.778cm" svg:y="9.036cm">
          <text:p text:style-name="P1">Ec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308cm" svg:height="4.039cm" svg:x="11.938cm" svg:y="9.036cm">
          <text:p text:style-name="P1">Al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17.029cm" svg:y="9.036cm">
          <text:p text:style-name="P1">Phylog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6.822cm" svg:y="9.036cm">
          <text:p text:style-name="P1">Molecular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22.109cm" svg:y="9.036cm">
          <text:p text:style-name="P1">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1.778cm" svg:y="14.37cm">
          <text:p text:style-name="P1">Ecolog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07cm" svg:height="4.039cm" svg:x="1.778cm" svg:y="14.37cm">
          <text:p text:style-name="P1">Ec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4.478cm" svg:height="4.039cm" svg:x="11.938cm" svg:y="14.389cm">
          <text:p text:style-name="P1">Alignments</text:p>
          <text:p text:style-name="P1">Phylogenies</text:p>
          <text:p text:style-name="P1">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07cm" svg:height="4.039cm" svg:x="6.869cm" svg:y="14.37cm">
          <text:p text:style-name="P1">Molecular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3.462cm" svg:height="0.962cm" svg:x="11.176cm" svg:y="7.887cm">
          <draw:text-box>
            <text:p>Multi-step method</text:p>
          </draw:text-box>
        </draw:frame>
        <draw:frame draw:style-name="gr11" draw:layer="layout" svg:width="13.462cm" svg:height="0.962cm" svg:x="11.129cm" svg:y="13.25cm">
          <draw:text-box>
            <text:p>Joint inference</text:p>
          </draw:text-box>
        </draw:frame>
        <draw:frame draw:style-name="gr1" draw:text-style-name="P1" draw:layer="layout" svg:width="3.81cm" svg:height="3.352cm" svg:x="7.046cm" svg:y="3.81cm">
          <draw:image xlink:href="Pictures/100002010000005500000054D9CB24CF.png" xlink:type="simple" xlink:show="embed" xlink:actuate="onLoad">
            <text:p/>
          </draw:image>
        </draw:frame>
        <draw:frame draw:style-name="gr1" draw:text-style-name="P1" draw:layer="layout" svg:width="4.064cm" svg:height="3.302cm" svg:x="1.856cm" svg:y="3.81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901cm" svg:height="2.757cm" svg:x="12.207cm" svg:y="4.101cm">
          <draw:image xlink:href="Pictures/10000201000000470000004778811913.png" xlink:type="simple" xlink:show="embed" xlink:actuate="onLoad">
            <text:p/>
          </draw:image>
        </draw:frame>
        <draw:frame draw:style-name="gr1" draw:text-style-name="P1" draw:layer="layout" svg:width="3.5cm" svg:height="1.778cm" svg:x="17.394cm" svg:y="4.826cm">
          <draw:image xlink:href="Pictures/10000201000000C10000006CAED6578F.png" xlink:type="simple" xlink:show="embed" xlink:actuate="onLoad">
            <text:p/>
          </draw:image>
        </draw:frame>
        <draw:custom-shape draw:style-name="gr8" draw:text-style-name="P1" draw:layer="layout" svg:width="4.307cm" svg:height="4.039cm" svg:x="22.109cm" svg:y="3.556cm">
          <text:p text:style-name="P1">Lambda = 0.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6.085cm" svg:y1="11.176cm" svg:x2="6.858cm" svg:y2="11.176cm">
          <text:p/>
        </draw:line>
        <draw:line draw:style-name="gr12" draw:text-style-name="P1" draw:layer="layout" svg:x1="21.336cm" svg:y1="11.176cm" svg:x2="22.109cm" svg:y2="11.176cm">
          <text:p/>
        </draw:line>
        <draw:line draw:style-name="gr12" draw:text-style-name="P1" draw:layer="layout" svg:x1="16.256cm" svg:y1="11.176cm" svg:x2="17.029cm" svg:y2="11.176cm">
          <text:p/>
        </draw:line>
        <draw:line draw:style-name="gr12" draw:text-style-name="P1" draw:layer="layout" svg:x1="11.176cm" svg:y1="11.176cm" svg:x2="11.949cm" svg:y2="11.176cm">
          <text:p/>
        </draw:line>
        <draw:line draw:style-name="gr12" draw:text-style-name="P1" draw:layer="layout" svg:x1="11.176cm" svg:y1="16.51cm" svg:x2="11.949cm" svg:y2="16.51cm">
          <text:p/>
        </draw:line>
        <draw:line draw:style-name="gr12" draw:text-style-name="P1" draw:layer="layout" svg:x1="6.096cm" svg:y1="16.51cm" svg:x2="6.869cm" svg:y2="16.5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custom-shape draw:style-name="gr13" draw:text-style-name="P1" draw:layer="Layout" svg:width="4.307cm" svg:height="4.039cm" svg:x="1.789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308cm" svg:height="4.039cm" svg:x="11.938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17.029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6.858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1.778cm" svg:y="9.036cm">
          <text:p text:style-name="P1">Ecolog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07cm" svg:height="4.039cm" svg:x="1.778cm" svg:y="9.036cm">
          <text:p text:style-name="P1">Ecological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308cm" svg:height="4.039cm" svg:x="11.938cm" svg:y="9.036cm">
          <text:p text:style-name="P1">Al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17.029cm" svg:y="9.036cm">
          <text:p text:style-name="P1">Phylog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6.822cm" svg:y="9.036cm">
          <text:p text:style-name="P1">Molecular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22.109cm" svg:y="9.036cm">
          <text:p text:style-name="P1">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1.778cm" svg:y="14.37cm">
          <text:p text:style-name="P1">Ecolog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07cm" svg:height="4.039cm" svg:x="1.778cm" svg:y="14.37cm">
          <text:p text:style-name="P1">Ecological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4.478cm" svg:height="4.039cm" svg:x="11.938cm" svg:y="14.389cm">
          <text:p text:style-name="P1">Alignments</text:p>
          <text:p text:style-name="P1">Phylogenies</text:p>
          <text:p text:style-name="P1">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307cm" svg:height="4.039cm" svg:x="6.869cm" svg:y="14.37cm">
          <text:p text:style-name="P1">Molecular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3.462cm" svg:height="0.962cm" svg:x="11.176cm" svg:y="7.887cm">
          <draw:text-box>
            <text:p>Multi-step method</text:p>
          </draw:text-box>
        </draw:frame>
        <draw:frame draw:style-name="gr11" draw:layer="layout" svg:width="13.462cm" svg:height="0.962cm" svg:x="11.129cm" svg:y="13.25cm">
          <draw:text-box>
            <text:p>Joint inference</text:p>
          </draw:text-box>
        </draw:frame>
        <draw:frame draw:style-name="gr1" draw:text-style-name="P1" draw:layer="layout" svg:width="3.81cm" svg:height="3.352cm" svg:x="7.046cm" svg:y="3.81cm">
          <draw:image xlink:href="Pictures/100002010000005500000054D9CB24CF.png" xlink:type="simple" xlink:show="embed" xlink:actuate="onLoad">
            <text:p/>
          </draw:image>
        </draw:frame>
        <draw:frame draw:style-name="gr1" draw:text-style-name="P1" draw:layer="layout" svg:width="4.064cm" svg:height="3.302cm" svg:x="1.856cm" svg:y="3.81cm">
          <draw:image xlink:href="Pictures/100002000000014F000001124AB9CCE6.png" xlink:type="simple" xlink:show="embed" xlink:actuate="onLoad">
            <text:p/>
          </draw:image>
        </draw:frame>
        <draw:frame draw:style-name="gr1" draw:text-style-name="P1" draw:layer="layout" svg:width="3.901cm" svg:height="2.757cm" svg:x="12.207cm" svg:y="4.101cm">
          <draw:image xlink:href="Pictures/10000201000000470000004778811913.png" xlink:type="simple" xlink:show="embed" xlink:actuate="onLoad">
            <text:p/>
          </draw:image>
        </draw:frame>
        <draw:frame draw:style-name="gr1" draw:text-style-name="P1" draw:layer="layout" svg:width="3.5cm" svg:height="1.778cm" svg:x="17.394cm" svg:y="4.826cm">
          <draw:image xlink:href="Pictures/10000201000000C10000006CAED6578F.png" xlink:type="simple" xlink:show="embed" xlink:actuate="onLoad">
            <text:p/>
          </draw:image>
        </draw:frame>
        <draw:custom-shape draw:style-name="gr13" draw:text-style-name="P1" draw:layer="Layout" svg:width="4.307cm" svg:height="4.039cm" svg:x="22.109cm" svg:y="3.556cm">
          <text:p text:style-name="P1">Lambda = 0.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6.085cm" svg:y1="11.176cm" svg:x2="6.858cm" svg:y2="11.176cm">
          <text:p/>
        </draw:line>
        <draw:line draw:style-name="gr12" draw:text-style-name="P1" draw:layer="layout" svg:x1="21.336cm" svg:y1="11.176cm" svg:x2="22.109cm" svg:y2="11.176cm">
          <text:p/>
        </draw:line>
        <draw:line draw:style-name="gr12" draw:text-style-name="P1" draw:layer="layout" svg:x1="16.256cm" svg:y1="11.176cm" svg:x2="17.029cm" svg:y2="11.176cm">
          <text:p/>
        </draw:line>
        <draw:line draw:style-name="gr12" draw:text-style-name="P1" draw:layer="layout" svg:x1="11.176cm" svg:y1="11.176cm" svg:x2="11.949cm" svg:y2="11.176cm">
          <text:p/>
        </draw:line>
        <draw:line draw:style-name="gr12" draw:text-style-name="P1" draw:layer="layout" svg:x1="11.176cm" svg:y1="16.51cm" svg:x2="11.949cm" svg:y2="16.51cm">
          <text:p/>
        </draw:line>
        <draw:line draw:style-name="gr12" draw:text-style-name="P1" draw:layer="layout" svg:x1="6.096cm" svg:y1="16.51cm" svg:x2="6.869cm" svg:y2="16.5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4c4c4c" draw:end-color="#b3b3b3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9:49:02.425386304</meta:creation-date>
    <meta:generator>LibreOffice/4.3.5.2$Linux_x86 LibreOffice_project/430m0$Build-2</meta:generator>
    <dc:date>2015-01-21T12:47:30.058311595</dc:date>
    <meta:editing-duration>PT1H47M19S</meta:editing-duration>
    <meta:editing-cycles>36</meta:editing-cycles>
    <meta:document-statistic meta:object-count="127"/>
  </office:meta>
</office:document-meta>
</file>